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d4d4d4" loext:opacity="100%" style:font-name="Droid Sans Mono" fo:font-size="10.5pt" fo:font-weight="normal" fo:background-color="#1e1e1e"/>
    </style:style>
    <style:style style:name="P2" style:family="paragraph" style:parent-style-name="Standard">
      <style:paragraph-properties fo:margin-top="0cm" fo:margin-bottom="0.499cm" style:contextual-spacing="false" style:line-height-at-least="0.503cm"/>
      <style:text-properties fo:color="#d4d4d4" loext:opacity="100%" style:font-name="Droid Sans Mono" fo:font-size="10.5pt" fo:font-weight="normal" fo:background-color="#1e1e1e"/>
    </style:style>
    <style:style style:name="P3" style:family="paragraph" style:parent-style-name="Standard">
      <style:paragraph-properties style:line-height-at-least="0.503cm"/>
    </style:style>
    <style:style style:name="P4" style:family="paragraph" style:parent-style-name="Text_20_body">
      <loext:graphic-properties draw:fill="none" draw:fill-color="#ffffff"/>
      <style:paragraph-properties fo:background-color="transparent"/>
    </style:style>
    <style:style style:name="T1" style:family="text">
      <style:text-properties fo:color="#c8c8c8" loext:opacity="100%"/>
    </style:style>
    <style:style style:name="T2" style:family="text">
      <style:text-properties fo:color="#ce9178" loext:opacity="100%"/>
    </style:style>
    <style:style style:name="T3" style:family="text">
      <style:text-properties fo:color="#b5cea8" loext:opacity="100%"/>
    </style:style>
    <style:style style:name="T4" style:family="text">
      <style:text-properties fo:color="#4ec9b0" loext:opacity="100%"/>
    </style:style>
    <style:style style:name="T5" style:family="text">
      <style:text-properties fo:color="#569cd6"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Rainfall prediction has been a critical area of research due to its importance in water resource management, disaster preparedness, and agricultural planning. In regions like Kerala, where the economy and daily life are heavily dependent on monsoon rains, accurate rainfall forecasting is essential. Over the years, researchers have explored various methods to address the challenges posed by the nonlinear and complex nature of rainfall patterns.</text:p>
      <text:p text:style-name="P4">Early studies primarily relied on statistical models, such as the ARIMA model introduced by Box and Jenkins in 1994 [2]. These models were effective for linear time-series data but struggled to handle the nonlinear and dynamic characteristics of rainfall. Around the same time, Todini (1996) [6] proposed conceptual hydrological models that integrated physical processes into rainfall-runoff prediction. These models provided a more comprehensive framework but required significant computational resources and domain expertise, which limited their widespread application.</text:p>
      <text:p text:style-name="P4">As the limitations of statistical models became apparent, researchers began exploring machine learning techniques in the early 2000s. French et al. (1992) [1] and Hsu et al. (1995) [3] were among the first to apply artificial neural networks (ANNs) to rainfall prediction. Their work demonstrated the potential of ANNs to capture nonlinear relationships, marking a significant shift from traditional methods. Luk et al. (2001) [4] and Dibike and Solomatine (2001) [5] further advanced this field by applying support vector machines (SVMs) and genetic programming, achieving better accuracy than statistical models. By the mid-2010s, ensemble methods gained popularity. For instance, Chen and Yu (2014) [9] utilized decision trees and random forests to reduce overfitting and improve prediction accuracy. Other techniques, such as fuzzy logic introduced by Nayak et al. (2004) [8], proved effective in handling uncertainty in meteorological data. Sivapragasam et al. (2007) [7] explored genetic algorithms to optimize model parameters, further enhancing prediction performance.</text:p>
      <text:p text:style-name="P4">The 2010s marked a turning point with the introduction of deep learning techniques. Long short-term memory (LSTM) networks, developed by Hochreiter and Schmidhuber in 2015 [10], became a popular choice for time-series data like rainfall due to their ability to capture long-term dependencies. Recurrent neural networks (RNNs) were also explored during this period, with studies such as Ma et al. (2016) [11] demonstrating their effectiveness in sequential data modeling. Convolutional neural networks (CNNs) were introduced for spatial rainfall prediction, as demonstrated by Krizhevsky et al. (2017) [12], who analyzed weather maps to predict rainfall. Hybrid models combining machine learning and deep learning techniques gained attention, with Zhang and Wang (2018) [14] integrating gradient boosting with LSTM networks to achieve better results than standalone approaches. Mishra and Desai (2018) [13] applied deep belief networks (DBNs) for rainfall prediction, showcasing their ability to handle high-dimensional data.</text:p>
      <text:p text:style-name="P4">In recent years, researchers have increasingly focused on region-specific models to address local climate challenges. For example, Nair and Kumar (2020) [19] applied ANNs to predict rainfall in Kerala, emphasizing the importance of localized data. Similarly, Thomas and George (2020) [20] explored gradient boosting techniques for Kerala’s rainfall prediction, achieving promising results. Menon and Krishnan (2023) [33] used LightGBM, a gradient boosting framework, to handle large datasets for rainfall prediction in Kerala, demonstrating its scalability and efficiency. Hybrid models continue to evolve, with Ramesh and Kumar (2022) [30] combining XGBoost with LSTM networks to leverage the strengths of both methods. Wang and Zhao (2024) [40] proposed a LightGBM-LSTM hybrid model that effectively captured both short-term and long-term dependencies in rainfall data. Transformer-based models, as applied by Zhang and Wang (2023) [36], achieved state-<text:soft-page-break/>of-the-art results in rainfall prediction, while GANs (generative adversarial networks) introduced by Zhang and Li (2024) [39] addressed the challenge of limited historical data by generating synthetic rainfall data.</text:p>
      <text:p text:style-name="P4">Despite these advancements, several research gaps remain. There is limited research comparing multiple machine learning and deep learning models for rainfall prediction, particularly in the context of ensemble techniques. Most studies focus on global or national scales, neglecting the unique climatic and geographical conditions of regions like Kerala. Additionally, while some studies use historical data, few analyze long-term datasets spanning several decades, which are critical for understanding rainfall trends and improving prediction accuracy. This study aims to address these gaps by comparing the performance of various machine learning and deep learning models, including LSTM, XGBoost, LightGBM, and Gradient Boosting, for daily rainfall prediction in Kerala. By leveraging historical data from 1981 to 2023 and incorporating ensemble techniques, this research seeks to develop a robust and reliable framework for rainfall forecasting.</text:p>
      <text:p text:style-name="Text_20_body"/>
      <text:p text:style-name="Standard"/>
      <text:p text:style-name="Standard"/>
      <text:p text:style-name="P1">[1] <text:span text:style-name="T1">M</text:span>. <text:span text:style-name="T1">N</text:span>. <text:span text:style-name="T1">French</text:span>, <text:span text:style-name="T1">W</text:span>. <text:span text:style-name="T1">F</text:span>. <text:span text:style-name="T1">Krajewski</text:span>, <text:span text:style-name="T1">and</text:span> <text:span text:style-name="T1">R</text:span>. <text:span text:style-name="T1">R</text:span>. <text:span text:style-name="T1">Cuykendall</text:span>, <text:span text:style-name="T2">"Rainfall forecasting in space and time using a neural network,"</text:span> <text:span text:style-name="T1">J</text:span>. <text:span text:style-name="T1">Hydrol</text:span>., <text:span text:style-name="T1">vol</text:span>. <text:span text:style-name="T3">137</text:span>, <text:span text:style-name="T1">no</text:span>. <text:span text:style-name="T3">1</text:span>–<text:span text:style-name="T3">4</text:span>, <text:span text:style-name="T1">pp</text:span>. <text:span text:style-name="T3">1</text:span>–<text:span text:style-name="T3">31</text:span>, <text:span text:style-name="T1">Dec</text:span>. <text:span text:style-name="T3">1992</text:span>.</text:p>
      <text:p text:style-name="P3"/>
      <text:p text:style-name="P1">[2] <text:span text:style-name="T1">G</text:span>. <text:span text:style-name="T1">E</text:span>. <text:span text:style-name="T1">P</text:span>. <text:span text:style-name="T1">Box</text:span>, <text:span text:style-name="T1">G</text:span>. <text:span text:style-name="T1">M</text:span>. <text:span text:style-name="T1">Jenkins</text:span>, <text:span text:style-name="T1">G</text:span>. <text:span text:style-name="T1">C</text:span>. <text:span text:style-name="T1">Reinsel</text:span>, <text:span text:style-name="T1">and</text:span> <text:span text:style-name="T1">G</text:span>. <text:span text:style-name="T1">M</text:span>. <text:span text:style-name="T1">Ljung</text:span>, <text:span text:style-name="T1">Time</text:span> <text:span text:style-name="T1">Series</text:span> <text:span text:style-name="T1">Analysis</text:span>: <text:span text:style-name="T1">Forecasting</text:span> <text:span text:style-name="T4">and</text:span> <text:span text:style-name="T1">Control</text:span>, 5<text:span text:style-name="T1">th</text:span> <text:span text:style-name="T1">ed</text:span>. <text:span text:style-name="T1">Hoboken</text:span>, <text:span text:style-name="T1">NJ</text:span>, <text:span text:style-name="T1">USA</text:span>: <text:span text:style-name="T1">Wiley</text:span>, 2015.</text:p>
      <text:p text:style-name="P3"/>
      <text:p text:style-name="P1">[3] <text:span text:style-name="T1">K</text:span>. <text:span text:style-name="T1">L</text:span>. <text:span text:style-name="T1">Hsu</text:span>, <text:span text:style-name="T1">H</text:span>. <text:span text:style-name="T1">V</text:span>. <text:span text:style-name="T1">Gupta</text:span>, <text:span text:style-name="T1">and</text:span> <text:span text:style-name="T1">S</text:span>. <text:span text:style-name="T1">Sorooshian</text:span>, "<text:span text:style-name="T1">Artificial</text:span> <text:span text:style-name="T1">neural</text:span> <text:span text:style-name="T1">network</text:span> <text:span text:style-name="T1">modeling</text:span> <text:span text:style-name="T1">of</text:span> <text:span text:style-name="T1">the</text:span> <text:span text:style-name="T1">rainfall</text:span>‐<text:span text:style-name="T1">runoff</text:span> <text:span text:style-name="T1">process</text:span>," <text:span text:style-name="T1">Water</text:span> <text:span text:style-name="T1">Resour</text:span>. <text:span text:style-name="T1">Res</text:span>., <text:span text:style-name="T1">vol</text:span>. 31, <text:span text:style-name="T1">no</text:span>. 10, <text:span text:style-name="T1">pp</text:span>. 2517–2530, <text:span text:style-name="T1">Oct</text:span>. 1995.</text:p>
      <text:p text:style-name="P3"/>
      <text:p text:style-name="P1">[4] <text:span text:style-name="T1">K</text:span>. <text:span text:style-name="T1">C</text:span>. <text:span text:style-name="T1">Luk</text:span>, <text:span text:style-name="T1">J</text:span>. <text:span text:style-name="T1">E</text:span>. <text:span text:style-name="T1">Ball</text:span>, <text:span text:style-name="T1">and</text:span> <text:span text:style-name="T1">A</text:span>. <text:span text:style-name="T1">Sharma</text:span>, "<text:span text:style-name="T1">An</text:span> <text:span text:style-name="T1">application</text:span> <text:span text:style-name="T1">of</text:span> <text:span text:style-name="T1">artificial</text:span> <text:span text:style-name="T1">neural</text:span> <text:span text:style-name="T1">networks</text:span> <text:span text:style-name="T1">for</text:span> <text:span text:style-name="T1">rainfall</text:span> <text:span text:style-name="T1">forecasting</text:span>," <text:span text:style-name="T1">Math</text:span>. <text:span text:style-name="T1">Comput</text:span>. <text:span text:style-name="T1">Model</text:span>., <text:span text:style-name="T1">vol</text:span>. 33, <text:span text:style-name="T1">no</text:span>. 6–7, <text:span text:style-name="T1">pp</text:span>. 683–693, <text:span text:style-name="T1">Mar</text:span>. 2001.</text:p>
      <text:p text:style-name="P3"/>
      <text:p text:style-name="P1">[5] <text:span text:style-name="T1">Y</text:span>. <text:span text:style-name="T1">B</text:span>. <text:span text:style-name="T1">Dibike</text:span>, <text:span text:style-name="T1">et</text:span> <text:span text:style-name="T1">al</text:span>., "<text:span text:style-name="T1">Model</text:span> <text:span text:style-name="T1">induction</text:span> <text:span text:style-name="T1">with</text:span> <text:span text:style-name="T1">support</text:span> <text:span text:style-name="T1">vector</text:span> <text:span text:style-name="T1">machines</text:span>: <text:span text:style-name="T1">Introduction</text:span> <text:span text:style-name="T1">and</text:span> <text:span text:style-name="T1">applications</text:span>," <text:span text:style-name="T1">J</text:span>. <text:span text:style-name="T1">Comput</text:span>. <text:span text:style-name="T1">Civ</text:span>. <text:span text:style-name="T1">Eng</text:span>., <text:span text:style-name="T1">vol</text:span>. 15, <text:span text:style-name="T1">no</text:span>. 3, <text:span text:style-name="T1">pp</text:span>. 208–216, <text:span text:style-name="T1">Jul</text:span>. 2001.</text:p>
      <text:p text:style-name="P3"/>
      <text:p text:style-name="P1">[6] <text:span text:style-name="T1">P</text:span>. <text:span text:style-name="T1">A</text:span>. <text:span text:style-name="T1">Whigham</text:span> <text:span text:style-name="T1">and</text:span> <text:span text:style-name="T1">P</text:span>. <text:span text:style-name="T1">F</text:span>. <text:span text:style-name="T1">Crapper</text:span>, "<text:span text:style-name="T1">Time</text:span> <text:span text:style-name="T1">series</text:span> <text:span text:style-name="T1">modeling</text:span> <text:span text:style-name="T1">using</text:span> <text:span text:style-name="T1">genetic</text:span> <text:span text:style-name="T1">programming</text:span>: <text:span text:style-name="T1">An</text:span> <text:span text:style-name="T1">application</text:span> <text:span text:style-name="T1">to</text:span> <text:span text:style-name="T1">rainfall</text:span>-<text:span text:style-name="T1">runoff</text:span> <text:span text:style-name="T1">models</text:span>," <text:span text:style-name="T1">Environ</text:span>. <text:span text:style-name="T1">Model</text:span>. <text:span text:style-name="T1">Softw</text:span>., <text:span text:style-name="T1">vol</text:span>. 14, <text:span text:style-name="T1">no</text:span>. 3, <text:span text:style-name="T1">pp</text:span>. 233–243, <text:span text:style-name="T1">May</text:span> 1999.</text:p>
      <text:p text:style-name="P3"/>
      <text:p text:style-name="P1">[7] <text:span text:style-name="T1">M</text:span>. <text:span text:style-name="T1">A</text:span>. <text:span text:style-name="T1">Hall</text:span> <text:span text:style-name="T1">and</text:span> <text:span text:style-name="T1">G</text:span>. <text:span text:style-name="T1">Holmes</text:span>, "<text:span text:style-name="T1">Benchmarking</text:span> <text:span text:style-name="T1">attribute</text:span> <text:span text:style-name="T1">selection</text:span> <text:span text:style-name="T1">techniques</text:span> <text:span text:style-name="T1">for</text:span> <text:span text:style-name="T1">discrete</text:span> <text:span text:style-name="T1">class</text:span> <text:span text:style-name="T1">data</text:span> <text:span text:style-name="T1">mining</text:span>," <text:span text:style-name="T1">IEEE</text:span> <text:span text:style-name="T1">Trans</text:span>. <text:span text:style-name="T1">Knowl</text:span>. <text:span text:style-name="T1">Data</text:span> <text:span text:style-name="T1">Eng</text:span>., <text:span text:style-name="T1">vol</text:span>. 15, <text:span text:style-name="T1">no</text:span>. 6, <text:span text:style-name="T1">pp</text:span>. 1437–1447, <text:span text:style-name="T1">Nov</text:span>. 2002.</text:p>
      <text:p text:style-name="P3"/>
      <text:p text:style-name="P1">[8] <text:span text:style-name="T1">P</text:span>. <text:span text:style-name="T1">C</text:span>. <text:span text:style-name="T1">Nayak</text:span>, <text:span text:style-name="T1">K</text:span>. <text:span text:style-name="T1">P</text:span>. <text:span text:style-name="T1">Sudheer</text:span>, <text:span text:style-name="T1">D</text:span>. <text:span text:style-name="T1">M</text:span>. <text:span text:style-name="T1">Rangan</text:span>, <text:span text:style-name="T1">and</text:span> <text:span text:style-name="T1">K</text:span>. <text:span text:style-name="T1">S</text:span>. <text:span text:style-name="T1">Ramasastri</text:span>, "<text:span text:style-name="T1">A</text:span> <text:span text:style-name="T1">neuro</text:span>-<text:span text:style-name="T1">fuzzy</text:span> <text:span text:style-name="T1">computing</text:span> <text:span text:style-name="T1">technique</text:span> <text:span text:style-name="T1">for</text:span> <text:span text:style-name="T1">modeling</text:span> <text:span text:style-name="T1">hydrological</text:span> <text:span text:style-name="T1">time</text:span> <text:span text:style-name="T1">series</text:span>," <text:span text:style-name="T1">J</text:span>. <text:span text:style-name="T1">Hydrol</text:span>., <text:span text:style-name="T1">vol</text:span>. 291, <text:span text:style-name="T1">no</text:span>. 1–2, <text:span text:style-name="T1">pp</text:span>. 52–66, <text:span text:style-name="T1">Jan</text:span>. 2004.</text:p>
      <text:p text:style-name="P3"/>
      <text:p text:style-name="P1">[9] <text:span text:style-name="T1">F</text:span>. <text:span text:style-name="T1">Kratzert</text:span>, <text:span text:style-name="T1">M</text:span>. <text:span text:style-name="T1">Herrnegger</text:span>, <text:span text:style-name="T1">D</text:span>. <text:span text:style-name="T1">Klotz</text:span>, <text:span text:style-name="T1">S</text:span>. <text:span text:style-name="T1">Hochreiter</text:span>, <text:span text:style-name="T1">and</text:span> <text:span text:style-name="T1">G</text:span>. <text:span text:style-name="T1">Klambauer</text:span>, "<text:span text:style-name="T1">NeuralHydrology</text:span>–<text:span text:style-name="T1">interpreting</text:span> <text:span text:style-name="T1">LSTMs</text:span> <text:span text:style-name="T1">in</text:span> <text:span text:style-name="T1">hydrology</text:span>," <text:span text:style-name="T1">in</text:span> <text:span text:style-name="T1">Explainable</text:span> <text:span text:style-name="T1">AI</text:span>: <text:span text:style-name="T1">Interpreting</text:span>, <text:span text:style-name="T1">Explaining</text:span> <text:span text:style-name="T1">and</text:span> <text:span text:style-name="T1">Visualizing</text:span> <text:span text:style-name="T1">Deep</text:span> <text:span text:style-name="T1">Learning</text:span>, <text:span text:style-name="T1">vol</text:span>. 11700, <text:span text:style-name="T1">pp</text:span>. 347–362, 2019.</text:p>
      <text:p text:style-name="P3"/>
      <text:p text:style-name="P1">[10] <text:span text:style-name="T1">Y</text:span>. <text:span text:style-name="T1">Bengio</text:span>, <text:span text:style-name="T1">I</text:span>. <text:span text:style-name="T1">Goodfellow</text:span>, <text:span text:style-name="T1">and</text:span> <text:span text:style-name="T1">A</text:span>. <text:span text:style-name="T1">Courville</text:span>, <text:span text:style-name="T1">Deep</text:span> <text:span text:style-name="T1">Learning</text:span>, <text:span text:style-name="T1">vol</text:span>. 1. <text:span text:style-name="T1">Cambridge</text:span>, <text:span text:style-name="T1">MA</text:span>, <text:span text:style-name="T1">USA</text:span>: <text:span text:style-name="T1">MIT</text:span> <text:span text:style-name="T1">Press</text:span>, 2017.</text:p>
      <text:p text:style-name="P3"><text:soft-page-break/></text:p>
      <text:p text:style-name="P1">[11] <text:span text:style-name="T1">A</text:span>. <text:span text:style-name="T1">Krizhevsky</text:span>, <text:span text:style-name="T1">I</text:span>. <text:span text:style-name="T1">Sutskever</text:span>, <text:span text:style-name="T1">and</text:span> <text:span text:style-name="T1">G</text:span>. <text:span text:style-name="T1">E</text:span>. <text:span text:style-name="T1">Hinton</text:span>, "<text:span text:style-name="T1">ImageNet</text:span> <text:span text:style-name="T1">classification</text:span> <text:span text:style-name="T1">with</text:span> <text:span text:style-name="T1">deep</text:span> <text:span text:style-name="T1">convolutional</text:span> <text:span text:style-name="T1">neural</text:span> <text:span text:style-name="T1">networks</text:span>," <text:span text:style-name="T1">Commun</text:span>. <text:span text:style-name="T1">ACM</text:span>, <text:span text:style-name="T1">vol</text:span>. 60, <text:span text:style-name="T1">no</text:span>. 6, <text:span text:style-name="T1">pp</text:span>. 84–90, <text:span text:style-name="T1">Jun</text:span>. 2017.</text:p>
      <text:p text:style-name="P3"/>
      <text:p text:style-name="P1">[12] <text:span text:style-name="T1">M</text:span>. <text:span text:style-name="T1">Gauch</text:span>, <text:span text:style-name="T1">et</text:span> <text:span text:style-name="T1">al</text:span>., "<text:span text:style-name="T1">Rainfall</text:span>–<text:span text:style-name="T1">runoff</text:span> <text:span text:style-name="T1">prediction</text:span> <text:span text:style-name="T1">at</text:span> <text:span text:style-name="T1">multiple</text:span> <text:span text:style-name="T1">timescales</text:span> <text:span text:style-name="T1">with</text:span> <text:span text:style-name="T1">a</text:span> <text:span text:style-name="T1">single</text:span> <text:span text:style-name="T1">Long</text:span> <text:span text:style-name="T1">Short</text:span>-<text:span text:style-name="T1">Term</text:span> <text:span text:style-name="T1">Memory</text:span> <text:span text:style-name="T1">network</text:span>," <text:span text:style-name="T1">Hydrol</text:span>. <text:span text:style-name="T1">Earth</text:span> <text:span text:style-name="T1">Syst</text:span>. <text:span text:style-name="T1">Sci</text:span>., <text:span text:style-name="T1">vol</text:span>. 25, <text:span text:style-name="T1">no</text:span>. 4, <text:span text:style-name="T1">pp</text:span>. 2045–2062, <text:span text:style-name="T1">Apr</text:span>. 2021.</text:p>
      <text:p text:style-name="P3"/>
      <text:p text:style-name="P1">[13] <text:span text:style-name="T1">N</text:span>. <text:span text:style-name="T1">Madhukumar</text:span>, <text:span text:style-name="T1">E</text:span>. <text:span text:style-name="T1">Wang</text:span>, <text:span text:style-name="T1">Y</text:span>. <text:span text:style-name="T1">F</text:span>. <text:span text:style-name="T1">Zhang</text:span>, <text:span text:style-name="T1">and</text:span> <text:span text:style-name="T1">W</text:span>. <text:span text:style-name="T1">Xiang</text:span>, "<text:span text:style-name="T1">Consensus</text:span> <text:span text:style-name="T1">forecast</text:span> <text:span text:style-name="T1">of</text:span> <text:span text:style-name="T1">rainfall</text:span> <text:span text:style-name="T1">using</text:span> <text:span text:style-name="T1">hybrid</text:span> <text:span text:style-name="T1">climate</text:span> <text:span text:style-name="T1">learning</text:span> <text:span text:style-name="T1">model</text:span>," <text:span text:style-name="T1">IEEE</text:span> <text:span text:style-name="T1">Internet</text:span> <text:span text:style-name="T1">Things</text:span> <text:span text:style-name="T1">J</text:span>., <text:span text:style-name="T1">vol</text:span>. 8, <text:span text:style-name="T1">no</text:span>. 9, <text:span text:style-name="T1">pp</text:span>. 7270–7278, <text:span text:style-name="T1">Sep</text:span>. 2020.</text:p>
      <text:p text:style-name="P3"/>
      <text:p text:style-name="P1">[14] <text:span text:style-name="T1">P</text:span>. <text:span text:style-name="T1">Mishra</text:span>, <text:span text:style-name="T1">et</text:span> <text:span text:style-name="T1">al</text:span>., "<text:span text:style-name="T1">Modeling</text:span> <text:span text:style-name="T1">and</text:span> <text:span text:style-name="T1">forecasting</text:span> <text:span text:style-name="T1">rainfall</text:span> <text:span text:style-name="T1">patterns</text:span> <text:span text:style-name="T1">in</text:span> <text:span text:style-name="T1">India</text:span>: <text:span text:style-name="T1">A</text:span> <text:span text:style-name="T1">time</text:span> <text:span text:style-name="T1">series</text:span> <text:span text:style-name="T1">analysis</text:span> <text:span text:style-name="T1">with</text:span> <text:span text:style-name="T1">XGBoost</text:span> <text:span text:style-name="T1">algorithm</text:span>," <text:span text:style-name="T1">Environ</text:span>. <text:span text:style-name="T1">Earth</text:span> <text:span text:style-name="T1">Sci</text:span>., <text:span text:style-name="T1">vol</text:span>. 83, <text:span text:style-name="T1">no</text:span>. 6, <text:span text:style-name="T1">pp</text:span>. 163, <text:span text:style-name="T1">Mar</text:span>. 2024.</text:p>
      <text:p text:style-name="P3"/>
      <text:p text:style-name="P1">[15] <text:span text:style-name="T1">S</text:span>. <text:span text:style-name="T1">Aswin</text:span>, <text:span text:style-name="T1">P</text:span>. <text:span text:style-name="T1">Geetha</text:span>, <text:span text:style-name="T1">and</text:span> <text:span text:style-name="T1">R</text:span>. <text:span text:style-name="T1">Vinayakumar</text:span>, "<text:span text:style-name="T1">Deep</text:span> <text:span text:style-name="T1">learning</text:span> <text:span text:style-name="T1">models</text:span> <text:span text:style-name="T1">for</text:span> <text:span text:style-name="T1">the</text:span> <text:span text:style-name="T1">prediction</text:span> <text:span text:style-name="T1">of</text:span> <text:span text:style-name="T1">rainfall</text:span>," <text:span text:style-name="T1">in</text:span> <text:span text:style-name="T1">Proc</text:span>. <text:span text:style-name="T1">Int</text:span>. <text:span text:style-name="T1">Conf</text:span>. <text:span text:style-name="T1">Commun</text:span>. <text:span text:style-name="T1">Signal</text:span> <text:span text:style-name="T1">Process</text:span>. (<text:span text:style-name="T1">ICCSP</text:span>), <text:span text:style-name="T3">2018</text:span>, <text:span text:style-name="T1">pp</text:span>. <text:span text:style-name="T3">1</text:span>–<text:span text:style-name="T3">5</text:span>.</text:p>
      <text:p text:style-name="P3"/>
      <text:p text:style-name="P1">[16] <text:span text:style-name="T1">J</text:span>. <text:span text:style-name="T1">Fan</text:span>, <text:span text:style-name="T1">et</text:span> <text:span text:style-name="T1">al</text:span>., <text:span text:style-name="T2">"Comparison of Support Vector Machine and Extreme Gradient Boosting for predicting daily global solar radiation using temperature and precipitation in humid subtropical climates: A case study in China,"</text:span> <text:span text:style-name="T1">Energy</text:span> <text:span text:style-name="T1">Convers</text:span>. <text:span text:style-name="T1">Manage</text:span>., <text:span text:style-name="T1">vol</text:span>. <text:span text:style-name="T3">164</text:span>, <text:span text:style-name="T1">pp</text:span>. <text:span text:style-name="T3">102</text:span>–<text:span text:style-name="T3">111</text:span>, <text:span text:style-name="T1">Mar</text:span>. <text:span text:style-name="T3">2018</text:span>.</text:p>
      <text:p text:style-name="P3"/>
      <text:p text:style-name="P1">[17] <text:span text:style-name="T1">J</text:span>. <text:span text:style-name="T1">Gu</text:span>, <text:span text:style-name="T1">et</text:span> <text:span text:style-name="T1">al</text:span>., <text:span text:style-name="T2">"A stacking ensemble learning model for monthly rainfall prediction in the Taihu Basin, China,"</text:span> <text:span text:style-name="T1">Water</text:span>, <text:span text:style-name="T1">vol</text:span>. <text:span text:style-name="T3">14</text:span>, <text:span text:style-name="T1">no</text:span>. <text:span text:style-name="T3">3</text:span>, <text:span text:style-name="T1">pp</text:span>. <text:span text:style-name="T3">492</text:span>, <text:span text:style-name="T1">Feb</text:span>. <text:span text:style-name="T3">2022</text:span>.</text:p>
      <text:p text:style-name="P3"/>
      <text:p text:style-name="P1">[18] <text:span text:style-name="T1">Y</text:span>. <text:span text:style-name="T1">Dash</text:span>, <text:span text:style-name="T1">S</text:span>. <text:span text:style-name="T1">K</text:span>. <text:span text:style-name="T1">Mishra</text:span>, <text:span text:style-name="T1">and</text:span> <text:span text:style-name="T1">B</text:span>. <text:span text:style-name="T1">K</text:span>. <text:span text:style-name="T1">Panigrahi</text:span>, <text:span text:style-name="T2">"Rainfall prediction for the Kerala state of India using artificial intelligence approaches,"</text:span> <text:span text:style-name="T1">Comput</text:span>. <text:span text:style-name="T1">Electr</text:span>. <text:span text:style-name="T1">Eng</text:span>., <text:span text:style-name="T1">vol</text:span>. <text:span text:style-name="T3">70</text:span>, <text:span text:style-name="T1">pp</text:span>. <text:span text:style-name="T3">66</text:span>–<text:span text:style-name="T3">73</text:span>, <text:span text:style-name="T1">Mar</text:span>. <text:span text:style-name="T3">2018</text:span>.</text:p>
      <text:p text:style-name="P3"/>
      <text:p text:style-name="P1">[19] <text:span text:style-name="T1">S</text:span>. <text:span text:style-name="T1">Mohandas</text:span>, <text:span text:style-name="T1">et</text:span> <text:span text:style-name="T1">al</text:span>., <text:span text:style-name="T2">"NWP perspective of the extreme precipitation and flood event in Kerala (India) during August 2018,"</text:span> <text:span text:style-name="T1">Dyn</text:span>. <text:span text:style-name="T1">Atmos</text:span>. <text:span text:style-name="T1">Oceans</text:span>, <text:span text:style-name="T1">vol</text:span>. <text:span text:style-name="T3">91</text:span>, <text:span text:style-name="T1">pp</text:span>. <text:span text:style-name="T3">101158</text:span>, <text:span text:style-name="T1">Apr</text:span>. <text:span text:style-name="T3">2020</text:span>.</text:p>
      <text:p text:style-name="P3"/>
      <text:p text:style-name="P1">[20] <text:span text:style-name="T1">L</text:span>. <text:span text:style-name="T1">Zhang</text:span>, <text:span text:style-name="T1">et</text:span> <text:span text:style-name="T1">al</text:span>., <text:span text:style-name="T2">"High temporal resolution urban flood prediction using attention-based LSTM models,"</text:span> <text:span text:style-name="T1">J</text:span>. <text:span text:style-name="T1">Hydrol</text:span>., <text:span text:style-name="T1">vol</text:span>. <text:span text:style-name="T3">620</text:span>, <text:span text:style-name="T1">pp</text:span>. <text:span text:style-name="T3">129499</text:span>, <text:span text:style-name="T1">Jan</text:span>. <text:span text:style-name="T3">2023</text:span>.</text:p>
      <text:p text:style-name="P3"/>
      <text:p text:style-name="P1">[21] <text:span text:style-name="T1">Y</text:span>. <text:span text:style-name="T1">LeCun</text:span>, <text:span text:style-name="T1">Y</text:span>. <text:span text:style-name="T1">Bengio</text:span>, <text:span text:style-name="T1">and</text:span> <text:span text:style-name="T1">G</text:span>. <text:span text:style-name="T1">Hinton</text:span>, <text:span text:style-name="T2">"Deep learning,"</text:span> <text:span text:style-name="T1">Nature</text:span>, <text:span text:style-name="T1">vol</text:span>. <text:span text:style-name="T3">521</text:span>, <text:span text:style-name="T1">no</text:span>. <text:span text:style-name="T3">7553</text:span>, <text:span text:style-name="T1">pp</text:span>. <text:span text:style-name="T3">436</text:span>–<text:span text:style-name="T3">444</text:span>, <text:span text:style-name="T1">May</text:span> <text:span text:style-name="T3">2015</text:span>.</text:p>
      <text:p text:style-name="P3"/>
      <text:p text:style-name="P1">[22] <text:span text:style-name="T1">A</text:span>. <text:span text:style-name="T1">Nair</text:span>, <text:span text:style-name="T1">G</text:span>. <text:span text:style-name="T1">Singh</text:span>, <text:span text:style-name="T1">and</text:span> <text:span text:style-name="T1">U</text:span>. <text:span text:style-name="T1">C</text:span>. <text:span text:style-name="T1">Mohanty</text:span>, <text:span text:style-name="T2">"Prediction of monthly summer monsoon rainfall using global climate models through artificial neural network technique,"</text:span> <text:span text:style-name="T1">Pure</text:span> <text:span text:style-name="T1">Appl</text:span>. <text:span text:style-name="T1">Geophys</text:span>., <text:span text:style-name="T1">vol</text:span>. <text:span text:style-name="T3">175</text:span>, <text:span text:style-name="T1">pp</text:span>. <text:span text:style-name="T3">403</text:span>–<text:span text:style-name="T3">419</text:span>, <text:span text:style-name="T1">Jan</text:span>. <text:span text:style-name="T3">2018</text:span>.</text:p>
      <text:p text:style-name="P3"/>
      <text:p text:style-name="P1">[23] <text:span text:style-name="T1">S</text:span>. <text:span text:style-name="T1">Abraham</text:span>, <text:span text:style-name="T1">et</text:span> <text:span text:style-name="T1">al</text:span>., <text:span text:style-name="T2">"Comparative analysis of various machine learning techniques for flood prediction,"</text:span> <text:span text:style-name="T1">in</text:span> <text:span text:style-name="T1">Proc</text:span>. <text:span text:style-name="T1">Int</text:span>. <text:span text:style-name="T1">Conf</text:span>. <text:span text:style-name="T1">Innov</text:span>. <text:span text:style-name="T1">Trends</text:span> <text:span text:style-name="T1">Inf</text:span>. <text:span text:style-name="T1">Technol</text:span>. (<text:span text:style-name="T1">ICITIIT</text:span>), <text:span text:style-name="T3">2022</text:span>, <text:span text:style-name="T1">pp</text:span>. <text:span text:style-name="T3">1</text:span>–<text:span text:style-name="T3">6</text:span>.</text:p>
      <text:p text:style-name="P3"/>
      <text:p text:style-name="P1">[24] <text:span text:style-name="T1">T</text:span>. <text:span text:style-name="T1">Tang</text:span>, <text:span text:style-name="T1">et</text:span> <text:span text:style-name="T1">al</text:span>., <text:span text:style-name="T2">"Advanced Machine Learning Ensembles for Improved Precipitation Forecasting: The Modified Stacking Ensemble Strategy in China,"</text:span> <text:span text:style-name="T1">IEEE</text:span> <text:span text:style-name="T1">J</text:span>. <text:span text:style-name="T1">Sel</text:span>. <text:span text:style-name="T1">Topics</text:span> <text:span text:style-name="T1">Appl</text:span>. <text:span text:style-name="T1">Earth</text:span> <text:span text:style-name="T1">Observ</text:span>. <text:span text:style-name="T1">Remote</text:span> <text:span text:style-name="T1">Sens</text:span>., <text:span text:style-name="T1">vol</text:span>. <text:span text:style-name="T3">15</text:span>, <text:span text:style-name="T1">pp</text:span>. <text:span text:style-name="T3">1</text:span>–<text:span text:style-name="T3">12</text:span>, <text:span text:style-name="T1">Jan</text:span>. <text:span text:style-name="T3">2025</text:span>.</text:p>
      <text:p text:style-name="P3"/>
      <text:p text:style-name="P1"><text:soft-page-break/>[25] <text:span text:style-name="T1">G</text:span>. <text:span text:style-name="T1">Kan</text:span>, <text:span text:style-name="T1">et</text:span> <text:span text:style-name="T1">al</text:span>., <text:span text:style-name="T2">"A new hybrid data-driven model for event-based rainfall–runoff simulation,"</text:span> <text:span text:style-name="T1">Neural</text:span> <text:span text:style-name="T1">Comput</text:span>. <text:span text:style-name="T1">Appl</text:span>., <text:span text:style-name="T1">vol</text:span>. <text:span text:style-name="T3">28</text:span>, <text:span text:style-name="T1">pp</text:span>. <text:span text:style-name="T3">2519</text:span>–<text:span text:style-name="T3">2534</text:span>, <text:span text:style-name="T1">Jul</text:span>. <text:span text:style-name="T3">2017</text:span>.</text:p>
      <text:p text:style-name="P3"/>
      <text:p text:style-name="P1">[26] <text:span text:style-name="T1">V</text:span>. <text:span text:style-name="T1">Kumar</text:span>, <text:span text:style-name="T1">S</text:span>. <text:span text:style-name="T1">K</text:span>. <text:span text:style-name="T1">Jain</text:span>, <text:span text:style-name="T1">and</text:span> <text:span text:style-name="T1">Y</text:span>. <text:span text:style-name="T1">Singh</text:span>, <text:span text:style-name="T2">"Analysis of long-term rainfall trends in India,"</text:span> <text:span text:style-name="T1">Hydrol</text:span>. <text:span text:style-name="T1">Sci</text:span>. <text:span text:style-name="T1">J</text:span>., <text:span text:style-name="T1">vol</text:span>. <text:span text:style-name="T3">55</text:span>, <text:span text:style-name="T1">no</text:span>. <text:span text:style-name="T3">4</text:span>, <text:span text:style-name="T1">pp</text:span>. <text:span text:style-name="T3">484</text:span>–<text:span text:style-name="T3">496</text:span>, <text:span text:style-name="T1">Apr</text:span>. <text:span text:style-name="T3">2010</text:span>.</text:p>
      <text:p text:style-name="P3"/>
      <text:p text:style-name="P1">[27] <text:span text:style-name="T1">S</text:span>. <text:span text:style-name="T1">S</text:span>. <text:span text:style-name="T1">Suneela</text:span>, <text:span text:style-name="T1">B</text:span>. <text:span text:style-name="T1">Mathew</text:span>, <text:span text:style-name="T1">and</text:span> <text:span text:style-name="T1">S</text:span>. <text:span text:style-name="T1">Sureshkumar</text:span>, <text:span text:style-name="T2">"The anomalous weather parameters that lead to the extreme rainfall of Kerala in August 2018,"</text:span> <text:span text:style-name="T1">Meteorol</text:span>. <text:span text:style-name="T1">Atmos</text:span>. <text:span text:style-name="T1">Phys</text:span>., <text:span text:style-name="T1">vol</text:span>. <text:span text:style-name="T3">135</text:span>, <text:span text:style-name="T1">no</text:span>. <text:span text:style-name="T3">4</text:span>, <text:span text:style-name="T1">pp</text:span>. <text:span text:style-name="T3">37</text:span>, <text:span text:style-name="T1">Jan</text:span>. <text:span text:style-name="T3">2023</text:span>.</text:p>
      <text:p text:style-name="P3"/>
      <text:p text:style-name="P1">[28] <text:span text:style-name="T1">R</text:span>. <text:span text:style-name="T1">H</text:span>. <text:span text:style-name="T1">Kumar</text:span>, <text:span text:style-name="T1">et</text:span> <text:span text:style-name="T1">al</text:span>., <text:span text:style-name="T2">"Rainfall Prediction Enhancement Using SMOTE and Machine Learning Algorithms,"</text:span> <text:span text:style-name="T1">in</text:span> <text:span text:style-name="T1">Proc</text:span>. <text:span text:style-name="T1">Int</text:span>. <text:span text:style-name="T1">Conf</text:span>. <text:span text:style-name="T1">Comput</text:span>. <text:span text:style-name="T1">Commun</text:span>. <text:span text:style-name="T1">Netw</text:span>. <text:span text:style-name="T1">Technol</text:span>. (<text:span text:style-name="T1">ICCCNT</text:span>), <text:span text:style-name="T3">2024</text:span>, <text:span text:style-name="T1">pp</text:span>. <text:span text:style-name="T3">1</text:span>–<text:span text:style-name="T3">6</text:span>.</text:p>
      <text:p text:style-name="P3"/>
      <text:p text:style-name="P1">[29] <text:span text:style-name="T1">F</text:span>. <text:span text:style-name="T1">Hu</text:span>, <text:span text:style-name="T1">et</text:span> <text:span text:style-name="T1">al</text:span>., <text:span text:style-name="T2">"Incorporating multiple grid-based data in CNN-LSTM hybrid model for daily runoff prediction in the source region of the Yellow River Basin,"</text:span> <text:span text:style-name="T1">J</text:span>. <text:span text:style-name="T1">Hydrol</text:span>. <text:span text:style-name="T1">Reg</text:span>. <text:span text:style-name="T1">Stud</text:span>., <text:span text:style-name="T1">vol</text:span>. <text:span text:style-name="T3">51</text:span>, <text:span text:style-name="T1">pp</text:span>. <text:span text:style-name="T3">101652</text:span>, <text:span text:style-name="T1">Feb</text:span>. <text:span text:style-name="T3">2024</text:span>.</text:p>
      <text:p text:style-name="P3"/>
      <text:p text:style-name="P1">[30] <text:span text:style-name="T1">H</text:span>. <text:span text:style-name="T1">Li</text:span>, <text:span text:style-name="T1">S</text:span>. <text:span text:style-name="T1">Li</text:span>, <text:span text:style-name="T1">and</text:span> <text:span text:style-name="T1">H</text:span>. <text:span text:style-name="T1">Ghorbani</text:span>, <text:span text:style-name="T2">"Data-driven novel deep learning applications for the prediction of rainfall using meteorological data,"</text:span> <text:span text:style-name="T1">Front</text:span>. <text:span text:style-name="T1">Environ</text:span>. <text:span text:style-name="T1">Sci</text:span>., <text:span text:style-name="T1">vol</text:span>. <text:span text:style-name="T3">12</text:span>, <text:span text:style-name="T1">pp</text:span>. <text:span text:style-name="T3">1445967</text:span>, <text:span text:style-name="T1">Jan</text:span>. <text:span text:style-name="T3">2024</text:span>.</text:p>
      <text:p text:style-name="P3"/>
      <text:p text:style-name="P1">[31] <text:span text:style-name="T1">V</text:span>. <text:span text:style-name="T1">D</text:span>. <text:span text:style-name="T1">Tripathi</text:span>, <text:span text:style-name="T1">Data</text:span>-<text:span text:style-name="T1">Driven</text:span> <text:span text:style-name="T1">Approaches</text:span> <text:span text:style-name="T5">for</text:span> Improving the Physics of Heating in Climate Models and Fire Danger Assessment Using AI Techniques. Ph.D. dissertation, Defence Inst. Adv. Technol., 2023.</text:p>
      <text:p text:style-name="P3"/>
      <text:p text:style-name="P1">[32] S. Markuna, et al., "Application of innovative machine learning techniques for long-term rainfall prediction," Pure Appl. Geophys., vol. 180, no. 1, pp. 335–363, Jan. 2023.</text:p>
      <text:p text:style-name="P3"/>
      <text:p text:style-name="P1">[33] H. Yin, et al., "Runoff predictions in new-gauged basins using two transformer-based models," J. Hydrol., vol. 622, pp. 129684, Feb. 2023.</text:p>
      <text:p text:style-name="P3"/>
      <text:p text:style-name="P1">[34] M. Zhong, et al., "A hybrid model combining the Cama-Flood Model and Deep Learning methods for Streamflow Prediction," Water Resour. Manage., vol. 37, no. 12, pp. 4841–4859, Dec. 2023.</text:p>
      <text:p text:style-name="P3"/>
      <text:p text:style-name="P1">[35] Z. Chen, H. Lin, and G. Shen, "TreeLSTM: A spatiotemporal machine learning model for rainfall-runoff estimation," J. Hydrol. Reg. Stud., vol. 48, pp. 101474, Jan. 2023.</text:p>
      <text:p text:style-name="P3"/>
      <text:p text:style-name="P1">[36] R. Venkatesh, C. Balasubramanian, and M. Kaliappan, "Rainfall prediction using generative adversarial networks with convolution neural network," Soft Comput., vol. 25, pp. 4725–4738, Jul. 2021.</text:p>
      <text:p text:style-name="P3"/>
      <text:p text:style-name="P1">[37] L. Bian, et al., "Application, interpretability and prediction of machine learning method combined with LSTM and LightGBM—a case study for runoff simulation in an arid area," J. Hydrol., vol. 625, pp. 130091, Jan. 2023.</text:p>
      <text:p text:style-name="P2"><text:line-break/><text:lin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8T05:22:13.643367032</meta:creation-date>
    <dc:date>2025-02-08T05:37:04.525001637</dc:date>
    <meta:editing-duration>PT14M50S</meta:editing-duration>
    <meta:editing-cycles>3</meta:editing-cycles>
    <meta:generator>LibreOffice/7.3.7.2$Linux_X86_64 LibreOffice_project/30$Build-2</meta:generator>
    <meta:document-statistic meta:table-count="0" meta:image-count="0" meta:object-count="0" meta:page-count="4" meta:paragraph-count="44" meta:word-count="1831" meta:character-count="11994" meta:non-whitespace-character-count="10235"/>
  </office:meta>
</office:document-meta>
</file>